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/>
    <style:style style:name="ce8" style:family="table-cell" style:parent-style-name="Default" style:data-style-name="N36"/>
    <style:style style:name="ce9" style:family="table-cell" style:parent-style-name="Default" style:data-style-name="N14"/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6"/>
    <style:style style:name="ce15" style:family="table-cell" style:parent-style-name="Default" style:data-style-name="N14"/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Percent" style:data-style-name="N13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>
      <style:text-properties style:font-name="Calibri" style:font-name-asian="Calibri" style:font-name-complex="Calibri"/>
    </style:style>
    <style:style style:name="ce22" style:family="table-cell" style:parent-style-name="Default" style:data-style-name="N36">
      <style:table-cell-properties fo:border="thin solid #000000"/>
    </style:style>
    <style:style style:name="ce2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24" style:family="table-cell" style:parent-style-name="Percent" style:data-style-name="N13">
      <style:table-cell-properties fo:border="thin solid #000000"/>
    </style:style>
    <style:style style:name="ce25" style:family="table-cell" style:parent-style-name="Default" style:data-style-name="N0">
      <style:table-cell-properties style:vertical-align="automatic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.62479166666667cm" style:use-optimal-column-width="true"/>
    </style:style>
    <style:style style:name="co11" style:family="table-column">
      <style:table-column-properties fo:break-before="auto" style:column-width="2.11666666666667cm" style:use-optimal-column-width="true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5.76791666666667cm"/>
    </style:style>
    <style:style style:name="co14" style:family="table-column">
      <style:table-column-properties fo:break-before="auto" style:column-width="2.16958333333333cm" style:use-optimal-column-width="true"/>
    </style:style>
    <style:style style:name="co15" style:family="table-column">
      <style:table-column-properties fo:break-before="auto" style:column-width="3.46604166666667cm" style:use-optimal-column-width="true"/>
    </style:style>
    <style:style style:name="co16" style:family="table-column">
      <style:table-column-properties fo:break-before="auto" style:column-width="2.06375cm" style:use-optimal-column-width="true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6.429375cm"/>
    </style:style>
    <style:style style:name="co19" style:family="table-column">
      <style:table-column-properties fo:break-before="auto" style:column-width="7.223125cm" style:use-optimal-column-width="true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8.62541666666667cm" style:use-optimal-column-width="true"/>
    </style:style>
    <style:style style:name="co22" style:family="table-column">
      <style:table-column-properties fo:break-before="auto" style:column-width="4.28625cm" style:use-optimal-column-width="true"/>
    </style:style>
    <style:style style:name="co23" style:family="table-column">
      <style:table-column-properties fo:break-before="auto" style:column-width="1.666875cm" style:use-optimal-column-width="true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5.66208333333333cm"/>
    </style:style>
    <style:style style:name="co26" style:family="table-column">
      <style:table-column-properties fo:break-before="auto" style:column-width="6.77333333333333cm" style:use-optimal-column-width="true"/>
    </style:style>
    <style:style style:name="co27" style:family="table-column">
      <style:table-column-properties fo:break-before="auto" style:column-width="2.24895833333333cm"/>
    </style:style>
    <style:style style:name="co28" style:family="table-column">
      <style:table-column-properties fo:break-before="auto" style:column-width="2.778125cm"/>
    </style:style>
    <style:style style:name="co29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4" table:number-columns-repeated="16378" table:default-cell-style-name="ce20"/>
        <table:table-row table:style-name="ro1">
          <table:table-cell office:value-type="string" table:style-name="ce26">
            <text:p>Title</text:p>
          </table:table-cell>
          <table:table-cell office:value-type="string" table:style-name="ce26">
            <text:p>Top 10 humanitarian donors to Nigeria, 2016</text:p>
          </table:table-cell>
          <table:table-cell table:style-name="ce26"/>
          <table:table-cell table:number-columns-repeated="16381" table:style-name="ce20"/>
        </table:table-row>
        <table:table-row table:style-name="ro1">
          <table:table-cell office:value-type="string" table:style-name="ce26">
            <text:p>Source</text:p>
          </table:table-cell>
          <table:table-cell office:value-type="string" table:style-name="ce26">
            <text:p>Initiatives based on UN OCHA Financial Tracking Service (FTS). Data downloaded 17 August 2016<text:s/></text:p>
          </table:table-cell>
          <table:table-cell table:style-name="ce26"/>
          <table:table-cell table:number-columns-repeated="16381" table:style-name="ce20"/>
        </table:table-row>
        <table:table-row table:style-name="ro1">
          <table:table-cell office:value-type="string" table:style-name="ce26">
            <text:p>Note</text:p>
          </table:table-cell>
          <table:table-cell office:value-type="string" table:style-name="ce28">
            <text:p>CERF: Central Emergency Response Fund; EU: European Union; UK: United Kingdom; UNICEF USA: United States<text:s/></text:p>
            <text:p>Fund <text:s/>for <text:s/>UNICEF; <text:s/>US: <text:s/>United <text:s/>States. <text:s/>Yellow <text:s/>shading <text:s/>represents <text:s/>assistance <text:s/>from <text:s/>government <text:s/>donors; <text:s/>blue <text:s/>shading<text:s/></text:p>
            <text:p>represents assistance from humanitarian funds and non-government donors.<text:s/></text:p>
          </table:table-cell>
          <table:table-cell table:style-name="ce26"/>
          <table:table-cell table:number-columns-repeated="16381" table:style-name="ce2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0"/>
          <table:table-cell office:value-type="string" table:style-name="ce16">
            <text:p>Donor</text:p>
          </table:table-cell>
          <table:table-cell office:value-type="string" table:style-name="ce16">
            <text:p>US$ millions</text:p>
          </table:table-cell>
          <table:table-cell table:style-name="ce20"/>
          <table:table-cell table:style-name="ce20">
            <draw:frame xmlns:presentation="urn:oasis:names:tc:opendocument:xmlns:presentation:1.0" draw:z-index="1" draw:id="id0" draw:style-name="a0" draw:name="Chart 1" svg:x="0.02083in" svg:y="0.01458in" svg:width="5.17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 table:style-name="ce20"/>
        </table:table-row>
        <table:table-row table:style-name="ro1">
          <table:table-cell table:style-name="ce20"/>
          <table:table-cell office:value-type="string" table:style-name="ce16">
            <text:p>US</text:p>
          </table:table-cell>
          <table:table-cell office:value-type="float" office:value="64.348799999999997" table:style-name="ce22">
            <text:p>64.3</text:p>
          </table:table-cell>
          <table:table-cell table:style-name="ce9"/>
          <table:table-cell table:number-columns-repeated="2" table:style-name="ce20"/>
          <table:table-cell table:style-name="ce9"/>
          <table:table-cell table:number-columns-repeated="16377"/>
        </table:table-row>
        <table:table-row table:style-name="ro1">
          <table:table-cell table:style-name="ce20"/>
          <table:table-cell office:value-type="string" table:style-name="ce16">
            <text:p>EU Institutions</text:p>
          </table:table-cell>
          <table:table-cell office:value-type="float" office:value="37.629567000000002" table:style-name="ce22">
            <text:p>37.6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CERF</text:p>
          </table:table-cell>
          <table:table-cell office:value-type="float" office:value="24.183769999999999" table:style-name="ce22">
            <text:p>24.2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UK</text:p>
          </table:table-cell>
          <table:table-cell office:value-type="float" office:value="16.262255" table:style-name="ce22">
            <text:p>16.3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Germany</text:p>
          </table:table-cell>
          <table:table-cell office:value-type="float" office:value="10.46368" table:style-name="ce22">
            <text:p>10.5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Switzerland</text:p>
          </table:table-cell>
          <table:table-cell office:value-type="float" office:value="6.140028" table:style-name="ce22">
            <text:p>6.1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Japan</text:p>
          </table:table-cell>
          <table:table-cell office:value-type="float" office:value="6" table:style-name="ce22">
            <text:p>6.0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6">
            <text:p>Canada</text:p>
          </table:table-cell>
          <table:table-cell office:value-type="float" office:value="5.9576650000000004" table:style-name="ce22">
            <text:p>6.0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3">
            <text:p>Sweden</text:p>
          </table:table-cell>
          <table:table-cell office:value-type="float" office:value="5.416925" table:style-name="ce22">
            <text:p>5.4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 table:style-name="ce20"/>
          <table:table-cell office:value-type="string" table:style-name="ce13">
            <text:p>UNICEF USA</text:p>
          </table:table-cell>
          <table:table-cell office:value-type="float" office:value="2.1075309999999998" table:style-name="ce22">
            <text:p>2.1</text:p>
          </table:table-cell>
          <table:table-cell table:style-name="ce9"/>
          <table:table-cell table:number-columns-repeated="16380" table:style-name="ce20"/>
        </table:table-row>
        <table:table-row table:style-name="ro1">
          <table:table-cell/>
          <table:table-cell table:style-name="ce6"/>
          <table:table-cell table:style-name="ce8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0"/>
          <table:table-cell table:style-name="ce5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Figure_2" table:style-name="ta1"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7">
            <text:p>Title</text:p>
          </table:table-cell>
          <table:table-cell office:value-type="string" table:style-name="ce19">
            <text:p>UN-coordinated appeals for Nigeria, 2014–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7">
            <text:p>Source</text:p>
          </table:table-cell>
          <table:table-cell office:value-type="string" table:style-name="ce20">
            <text:p>Development Initiatives based on UN CERF data. Data downloaded on 17 August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7">
            <text:p>Note</text:p>
          </table:table-cell>
          <table:table-cell office:value-type="string" table:style-name="ce20">
            <text:p>The Nigeria HRP represents the Nigeria component of the Sahel regional appeal.</text:p>
          </table:table-cell>
          <table:table-cell table:number-columns-repeated="16382" table:style-name="ce19"/>
        </table:table-row>
        <table:table-row table:style-name="ro1">
          <table:table-cell table:style-name="ce17"/>
          <table:table-cell table:number-columns-repeated="16383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style-name="ce17"/>
          <table:table-cell table:number-columns-repeated="5" table:style-name="ce1"/>
          <table:table-cell table:style-name="ce1">
            <draw:frame xmlns:presentation="urn:oasis:names:tc:opendocument:xmlns:presentation:1.0" draw:z-index="1" draw:id="id1" draw:style-name="a1" draw:name="Chart 2" svg:x="0.71667in" svg:y="0.03333in" svg:width="4.89583in" svg:height="2.9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7"/>
          <table:table-cell table:style-name="ce1"/>
          <table:table-cell office:value-type="string" table:style-name="ce16">
            <text:p>Met requirements</text:p>
          </table:table-cell>
          <table:table-cell office:value-type="string" table:style-name="ce16">
            <text:p>Unmet requirements</text:p>
          </table:table-cell>
          <table:table-cell office:value-type="string" table:style-name="ce16">
            <text:p>% of requirements met</text:p>
          </table:table-cell>
          <table:table-cell office:value-type="string" table:style-name="ce16">
            <text:p>Ebola appeal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float" office:value="2014" table:style-name="ce16">
            <text:p>2014</text:p>
          </table:table-cell>
          <table:table-cell office:value-type="float" office:value="17.794549" table:style-name="ce22">
            <text:p>17.8</text:p>
          </table:table-cell>
          <table:table-cell office:value-type="float" office:value="75.602844000000005" table:style-name="ce22">
            <text:p>75.6</text:p>
          </table:table-cell>
          <table:table-cell office:value-type="percentage" office:value="0.19052511455003887" table:style-name="ce24">
            <text:p>19%</text:p>
          </table:table-cell>
          <table:table-cell office:value-type="float" office:value="5.7927799999999996" table:style-name="ce22">
            <text:p>5.8</text:p>
          </table:table-cell>
          <table:table-cell table:number-columns-repeated="16378"/>
        </table:table-row>
        <table:table-row table:style-name="ro1">
          <table:table-cell table:style-name="ce17"/>
          <table:table-cell office:value-type="float" office:value="2015" table:style-name="ce16">
            <text:p>2015</text:p>
          </table:table-cell>
          <table:table-cell office:value-type="float" office:value="58.142654999999998" table:style-name="ce22">
            <text:p>58.1</text:p>
          </table:table-cell>
          <table:table-cell office:value-type="float" office:value="42.120840000000001" table:style-name="ce22">
            <text:p>42.1</text:p>
          </table:table-cell>
          <table:table-cell office:value-type="percentage" office:value="0.57989854632535998" table:style-name="ce24">
            <text:p>58%</text:p>
          </table:table-cell>
          <table:table-cell table:style-name="ce16"/>
          <table:table-cell table:number-columns-repeated="16378"/>
        </table:table-row>
        <table:table-row table:style-name="ro1">
          <table:table-cell table:style-name="ce17"/>
          <table:table-cell office:value-type="float" office:value="2016" table:style-name="ce16">
            <text:p>2016</text:p>
          </table:table-cell>
          <table:table-cell office:value-type="float" office:value="92.906941000000003" table:style-name="ce22">
            <text:p>92.9</text:p>
          </table:table-cell>
          <table:table-cell office:value-type="float" office:value="186.39258599999999" table:style-name="ce22">
            <text:p>186.4</text:p>
          </table:table-cell>
          <table:table-cell office:value-type="percentage" office:value="0.33264267218039362" table:style-name="ce24">
            <text:p>33%</text:p>
          </table:table-cell>
          <table:table-cell table:style-name="ce16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Figure_3" table:style-name="ta2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26">
            <text:p>Title</text:p>
          </table:table-cell>
          <table:table-cell office:value-type="string" table:style-name="ce19">
            <text:p>CERF allocations to Nigeria by sector,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Source</text:p>
          </table:table-cell>
          <table:table-cell office:value-type="string" table:style-name="ce20">
            <text:p>Development Initiatives based on UN CERF data. Data downloaded on 17 August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Note</text:p>
          </table:table-cell>
          <table:table-cell office:value-type="string" table:style-name="ce25">
            <text:p>Data from the CERF website may differ from the FTS dataset for CERF contributions. ‘Protection/human<text:s/></text:p>
            <text:p>rights/rule of Law’ is abbreviated to ‘protection’.</text:p>
          </table:table-cell>
          <table:table-cell table:number-columns-repeated="16382" table:style-name="ce19"/>
        </table:table-row>
        <table:table-row table:style-name="ro1">
          <table:table-cell table:number-columns-repeated="16384" table:style-name="ce1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Sector</text:p>
          </table:table-cell>
          <table:table-cell office:value-type="string" table:style-name="ce13">
            <text:p>US$ millions</text:p>
          </table:table-cell>
          <table:table-cell table:style-name="ce1">
            <draw:frame xmlns:presentation="urn:oasis:names:tc:opendocument:xmlns:presentation:1.0" draw:z-index="1" draw:id="id2" draw:style-name="a2" draw:name="Chart 1" svg:x="0.9in" svg:y="0in" svg:width="4.91875in" svg:height="2.9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Food</text:p>
          </table:table-cell>
          <table:table-cell office:value-type="float" office:value="5.9953799999999999" table:style-name="ce22">
            <text:p>6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Health - Nutrition</text:p>
          </table:table-cell>
          <table:table-cell office:value-type="float" office:value="4.0007489999999999" table:style-name="ce22">
            <text:p>4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Shelter and non-food items</text:p>
          </table:table-cell>
          <table:table-cell office:value-type="float" office:value="3.9852280000000002" table:style-name="ce22">
            <text:p>4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Protection/Human Rights/Rule of Law</text:p>
          </table:table-cell>
          <table:table-cell office:value-type="float" office:value="3.3256589999999999" table:style-name="ce22">
            <text:p>3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Water and sanitation</text:p>
          </table:table-cell>
          <table:table-cell office:value-type="float" office:value="2" table:style-name="ce22">
            <text:p>2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Agriculture</text:p>
          </table:table-cell>
          <table:table-cell office:value-type="float" office:value="1.500129" table:style-name="ce22">
            <text:p>1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Health</text:p>
          </table:table-cell>
          <table:table-cell office:value-type="float" office:value="1.404215" table:style-name="ce22">
            <text:p>1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Coordination and Support Services</text:p>
          </table:table-cell>
          <table:table-cell office:value-type="float" office:value="1.2724089999999999" table:style-name="ce22">
            <text:p>1.3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table:style-name="ce8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Figure_4" table:style-name="ta2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26">
            <text:p>Title</text:p>
          </table:table-cell>
          <table:table-cell office:value-type="string" table:style-name="ce19">
            <text:p>Humanitarian funding to Nigeria by funding channel,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Source</text:p>
          </table:table-cell>
          <table:table-cell office:value-type="string" table:style-name="ce20">
            <text:p>Development Initiatives based on UN OCHA FTS data. Data downloaded 17 August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Note</text:p>
          </table:table-cell>
          <table:table-cell office:value-type="string" table:style-name="ce19">
            <text:p>RCRC: Red Cross and Red Crescent Movement</text:p>
          </table:table-cell>
          <table:table-cell table:number-columns-repeated="16382" table:style-name="ce19"/>
        </table:table-row>
        <table:table-row table:style-name="ro1">
          <table:table-cell table:number-columns-repeated="16384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Appealing Agency <text:s/>type</text:p>
          </table:table-cell>
          <table:table-cell office:value-type="string" table:style-name="ce13">
            <text:p>US$ millions</text:p>
          </table:table-cell>
          <table:table-cell table:style-name="ce1">
            <draw:frame xmlns:presentation="urn:oasis:names:tc:opendocument:xmlns:presentation:1.0" draw:z-index="1" draw:id="id3" draw:style-name="a3" draw:name="Chart 2" svg:x="0.83958in" svg:y="0.01042in" svg:width="4.93542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UN Agencies</text:p>
          </table:table-cell>
          <table:table-cell office:value-type="float" office:value="85.326105999999996" table:style-name="ce22">
            <text:p>85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RCRC</text:p>
          </table:table-cell>
          <table:table-cell office:value-type="float" office:value="42.248094000000002" table:style-name="ce22">
            <text:p>42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NGOs</text:p>
          </table:table-cell>
          <table:table-cell office:value-type="float" office:value="28.930150999999999" table:style-name="ce22">
            <text:p>28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Other</text:p>
          </table:table-cell>
          <table:table-cell office:value-type="float" office:value="28.306287000000001" table:style-name="ce22">
            <text:p>28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6">
            <text:p>Government</text:p>
          </table:table-cell>
          <table:table-cell office:value-type="float" office:value="0.424709" table:style-name="ce22">
            <text:p>0.4</text:p>
          </table:table-cell>
          <table:table-cell table:number-columns-repeated="1638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Figure_5" table:style-name="ta2"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7" table:default-cell-style-name="ce1"/>
        <table:table-column table:style-name="co26" table:default-cell-style-name="ce1"/>
        <table:table-column table:style-name="co23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6">
            <text:p>Title</text:p>
          </table:table-cell>
          <table:table-cell office:value-type="string" table:style-name="ce21">
            <text:p>Humanitarian funding to Nigeria 2016, by sector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Source</text:p>
          </table:table-cell>
          <table:table-cell office:value-type="string" table:style-name="ce20">
            <text:p>Initiatives based on UN OCHA FTS data. Data downloaded 17 August 2016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Note</text:p>
          </table:table-cell>
          <table:table-cell office:value-type="string" table:style-name="ce25">
            <text:p>‘Other’ includes ‘water and sanitation’, ‘education’, ‘protection/human rights/rule of law’, ‘agriculture’<text:s/></text:p>
            <text:p>and ‘safety and security of staff and operations’.<text:s/></text:p>
          </table:table-cell>
          <table:table-cell table:number-columns-repeated="16382" table:style-name="ce19"/>
        </table:table-row>
        <table:table-row table:style-name="ro1">
          <table:table-cell table:style-name="ce26"/>
          <table:table-cell table:number-columns-repeated="16383" table:style-name="ce19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4" draw:style-name="a4" draw:name="Chart 1" svg:x="0.66458in" svg:y="0.18125in" svg:width="5.06458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IASC Standard Sector</text:p>
          </table:table-cell>
          <table:table-cell office:value-type="string" table:style-name="ce13">
            <text:p>US$ million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Sector not yet specified</text:p>
          </table:table-cell>
          <table:table-cell office:value-type="float" office:value="67.581151000000006" table:style-name="ce11">
            <text:p>67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Food</text:p>
          </table:table-cell>
          <table:table-cell office:value-type="float" office:value="56.244968999999998" table:style-name="ce11">
            <text:p>56.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Coordination and support services</text:p>
          </table:table-cell>
          <table:table-cell office:value-type="float" office:value="15.950184" table:style-name="ce11">
            <text:p>16.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Health</text:p>
          </table:table-cell>
          <table:table-cell office:value-type="float" office:value="15.527131000000001" table:style-name="ce11">
            <text:p>15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Shelter and non-food items</text:p>
          </table:table-cell>
          <table:table-cell office:value-type="float" office:value="12.012613999999999" table:style-name="ce11">
            <text:p>12.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0">
            <text:p>Other</text:p>
          </table:table-cell>
          <table:table-cell office:value-type="float" office:value="17.919298000000001" table:style-name="ce12">
            <text:p>17.9</text:p>
          </table:table-cell>
          <table:table-cell table:number-columns-repeated="16381" table:style-name="ce1"/>
        </table:table-row>
        <table:table-row table:number-rows-repeated="4" table:style-name="ro1">
          <table:table-cell table:style-name="ce1"/>
          <table:table-cell table:style-name="ce5"/>
          <table:table-cell table:style-name="ce7"/>
          <table:table-cell table:style-name="ce14"/>
          <table:table-cell table:style-name="ce15"/>
          <table:table-cell table:style-name="ce5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Figure_6" table:style-name="ta2">
        <table:table-column table:style-name="co27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1"/>
        <table:table-column table:style-name="co2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26">
            <text:p>Title</text:p>
          </table:table-cell>
          <table:table-cell office:value-type="string" table:style-name="ce19">
            <text:p>Humanitarian funding trends to Nigeria, 2012–2016<text:s/>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6">
            <text:p>Source</text:p>
          </table:table-cell>
          <table:table-cell office:value-type="string" table:style-name="ce20">
            <text:p>Initiatives based on UN OCHA FTS data. Data downloaded 17 August 2016</text:p>
          </table:table-cell>
          <table:table-cell table:number-columns-repeated="16382" table:style-name="ce19"/>
        </table:table-row>
        <table:table-row table:style-name="ro1">
          <table:table-cell table:style-name="ce23"/>
          <table:table-cell table:number-columns-repeated="16383" table:style-name="ce19"/>
        </table:table-row>
        <table:table-row table:style-name="ro1">
          <table:table-cell table:number-columns-repeated="16384" table:style-name="ce1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Emergency year</text:p>
          </table:table-cell>
          <table:table-cell office:value-type="string" table:style-name="ce1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5" draw:style-name="a5" draw:name="Chart 2" svg:x="0.36458in" svg:y="0.04167in" svg:width="5.062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2" table:style-name="ce16">
            <text:p>2012</text:p>
          </table:table-cell>
          <table:table-cell office:value-type="float" office:value="15.646967" table:style-name="ce22">
            <text:p>15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16">
            <text:p>2013</text:p>
          </table:table-cell>
          <table:table-cell office:value-type="float" office:value="28.65249" table:style-name="ce22">
            <text:p>28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16">
            <text:p>2014</text:p>
          </table:table-cell>
          <table:table-cell office:value-type="float" office:value="64.595984999999999" table:style-name="ce22">
            <text:p>64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16">
            <text:p>2015</text:p>
          </table:table-cell>
          <table:table-cell office:value-type="float" office:value="158.716103" table:style-name="ce22">
            <text:p>158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16">
            <text:p>2016</text:p>
          </table:table-cell>
          <table:table-cell office:value-type="float" office:value="185.23534699999999" table:style-name="ce22">
            <text:p>185.2</text:p>
          </table:table-cell>
          <table:table-cell table:number-columns-repeated="16381"/>
        </table:table-row>
        <table:table-row table:number-rows-repeated="16" table:style-name="ro1">
          <table:table-cell table:number-columns-repeated="16384"/>
        </table:table-row>
        <table:table-row table:number-rows-repeated="45" table:style-name="ro1">
          <table:table-cell/>
          <table:table-cell table:style-name="ce18"/>
          <table:table-cell table:number-columns-repeated="16382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Figure_3.B5:Figure_3.D13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FEF9D0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DCF4F2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FEEBC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DEF4E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EBE0F8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ECFCF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FDF2A1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BBE9E6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FDD69D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BFE9D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D9C2F2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DAFAF7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FBEB73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99DFD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BC26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A0DEB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C6A5E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C9F7F3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F9DD1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56C9C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F99B0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61C994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A169D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A6F2EB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F9DD16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FCEF8C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FBEB73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F9DD16" fo:border-bottom="thin double #F9DD16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f9dd16" draw:opacity="100%" draw:stroke="solid" svg:stroke-width="0.02778in" svg:stroke-color="#b7a20d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rebeccah</dc:creator>
    <meta:creation-date>2006-11-14T14:07:21Z</meta:creation-date>
    <dc:date>2016-08-18T09:37:25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 style:data-style-name="N0">
      <style:chart-properties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72.6pt" chart:style-name="Crt0">
        <chart:plot-area chart:style-name="Plt0">
          <chart:axis chart:dimension="x" chart:name="primary-x" chart:style-name="Axs0">
            <chart:categories table:cell-range-address="Figure_1.$B$7:.$B$16"/>
          </chart:axis>
          <chart:axis chart:dimension="y" chart:name="primary-y" chart:style-name="Axs1">
            <chart:title svg:x="7.094251968503937pt" svg:y="58.51606299212598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1.$C$6" chart:values-cell-range-address="Figure_1.$C$7:.$C$1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9990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61c9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8pt" svg:width="352.5pt" chart:style-name="Crt0">
        <chart:legend svg:x="0.220236220472441pt" svg:y="179.1562992125984pt" chart:style-name="Lgnd"/>
        <chart:plot-area svg:x="20.24015748031496pt" svg:y="2.696614173228347pt" svg:width="309.3445669291338pt" svg:height="177.771811023622pt" chart:style-name="Plt0">
          <chart:axis chart:dimension="x" chart:name="primary-x" chart:style-name="Axs0">
            <chart:categories table:cell-range-address="Figure_2.$B$8:.$B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% of requirements met</text:p>
            </chart:title>
          </chart:axis>
          <chart:axis chart:dimension="x" chart:name="secondary-X" chart:style-name="Axs3">
            <chart:categories table:cell-range-address="Figure_2.$B$8:.$B$10"/>
          </chart:axis>
          <chart:series chart:label-cell-address="Figure_2.$C$7" chart:values-cell-range-address="Figure_2.$C$8:.$C$10" chart:class="chart:bar" chart:attached-axis="primary-y" chart:style-name="G0S0">
            <chart:data-point chart:repeated="3"/>
          </chart:series>
          <chart:series chart:label-cell-address="Figure_2.$D$7" chart:values-cell-range-address="Figure_2.$D$8:.$D$10" chart:class="chart:bar" chart:attached-axis="primary-y" chart:style-name="G0S1">
            <chart:data-point chart:repeated="3"/>
          </chart:series>
          <chart:series chart:label-cell-address="Figure_2.$F$7" chart:values-cell-range-address="Figure_2.$F$8:.$F$10" chart:class="chart:bar" chart:attached-axis="primary-y" chart:style-name="G0S2">
            <chart:data-point chart:repeated="3"/>
          </chart:series>
          <chart:series chart:label-cell-address="Figure_2.$E$7" chart:values-cell-range-address="Figure_2.$E$8:.$E$10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ddc4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4bb2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fae5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true" chart:data-label-symbol="false"/>
      <style:graphic-properties draw:fill="solid" draw:fill-color="#95d7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08.8pt" svg:width="354.15pt" chart:style-name="Crt0">
        <chart:plot-area chart:style-name="Plt0">
          <chart:axis chart:dimension="x">
            <chart:categories table:cell-range-address="Figure_3.$B$9:.$B$16"/>
          </chart:axis>
          <chart:axis chart:dimension="y"/>
          <chart:series chart:values-cell-range-address="Figure_3.$C$9:.$C$1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f99b0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61c9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a169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55.35pt" chart:style-name="Crt0">
        <chart:plot-area chart:style-name="Plt0">
          <chart:axis chart:dimension="x">
            <chart:categories table:cell-range-address="Figure_4.$B$7:.$B$11"/>
          </chart:axis>
          <chart:axis chart:dimension="y"/>
          <chart:series chart:label-cell-address="Figure_4.$C$6" chart:values-cell-range-address="Figure_4.$C$7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4.65pt" chart:style-name="Crt0">
        <chart:plot-area svg:x="95.6563779527559pt" svg:y="41.50803149606299pt" svg:width="173.3372440944882pt" svg:height="167.7525196850394pt" chart:style-name="Plt0">
          <chart:axis chart:dimension="x">
            <chart:categories table:cell-range-address="Figure_5.$B$7:.$B$12"/>
          </chart:axis>
          <chart:axis chart:dimension="y"/>
          <chart:series chart:label-cell-address="Figure_5.$C$6" chart:values-cell-range-address="Figure_5.$C$7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7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4.5pt" chart:style-name="Crt0">
        <chart:plot-area chart:style-name="Plt0">
          <chart:axis chart:dimension="x" chart:name="primary-x" chart:style-name="Axs0">
            <chart:categories table:cell-range-address="Figure_6.$B$7:.$B$11"/>
          </chart:axis>
          <chart:axis chart:dimension="y" chart:name="primary-y" chart:style-name="Axs1">
            <chart:title svg:x="7.08748031496063pt" svg:y="73.60850393700787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6.$C$6" chart:values-cell-range-address="Figure_6.$C$7:.$C$11" chart:class="chart:bar" chart:attached-axis="primary-y" chart:style-name="G0S0">
            <chart:data-point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